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0.451cm" fo:margin-left="1.863cm" fo:margin-right="4.687cm" table:align="margins"/>
    </style:style>
    <style:style style:name="Tabla2.A" style:family="table-column">
      <style:table-column-properties style:column-width="6.668cm" style:rel-column-width="41809*"/>
    </style:style>
    <style:style style:name="Tabla2.B" style:family="table-column">
      <style:table-column-properties style:column-width="3.784cm" style:rel-column-width="23726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2.619cm" style:rel-column-width="1485*"/>
    </style:style>
    <style:style style:name="Tabla4.B" style:family="table-column">
      <style:table-column-properties style:column-width="7.197cm" style:rel-column-width="4080*"/>
    </style:style>
    <style:style style:name="Tabla4.C" style:family="table-column">
      <style:table-column-properties style:column-width="0.476cm" style:rel-column-width="270*"/>
    </style:style>
    <style:style style:name="Tabla4.D" style:family="table-column">
      <style:table-column-properties style:column-width="6.72cm" style:rel-column-width="381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style:font-name="Arial" fo:font-size="10pt" style:font-size-asian="10pt" style:font-name-complex="Arial" style:font-size-complex="12pt"/>
    </style:style>
    <style:style style:name="P11" style:family="paragraph" style:parent-style-name="Standard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cm" fo:margin-bottom="0cm" style:snap-to-layout-gri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cm" fo:margin-bottom="0cm"/>
      <style:text-properties style:font-name="Arial" fo:font-size="11pt" style:font-size-asian="11pt" style:font-name-complex="Tahoma" style:font-size-complex="11pt"/>
    </style:style>
    <style:style style:name="P18" style:family="paragraph" style:parent-style-name="Standard">
      <style:paragraph-properties fo:margin-top="0cm" fo:margin-bottom="0cm" style:snap-to-layout-grid="false"/>
      <style:text-properties style:font-name="Arial" fo:font-size="11pt" style:font-size-asian="11pt" style:font-name-complex="Tahoma" style:font-size-complex="11pt"/>
    </style:style>
    <style:style style:name="P19" style:family="paragraph" style:parent-style-name="Standard" style:list-style-name="L1">
      <style:paragraph-properties fo:margin-top="0cm" fo:margin-bottom="0cm"/>
    </style:style>
    <style:style style:name="P20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paragraph-properties fo:margin-top="0cm" fo:margin-bottom="0cm"/>
      <style:text-properties style:font-name="Arial" fo:font-size="11pt" style:font-size-asian="11pt" style:font-size-complex="11pt"/>
    </style:style>
    <style:style style:name="P24" style:family="paragraph" style:parent-style-name="Preformatted_20_Text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P25" style:family="paragraph" style:parent-style-name="Preformatted_20_Text">
      <style:paragraph-properties style:snap-to-layout-grid="false"/>
    </style:style>
    <style:style style:name="P26" style:family="paragraph" style:parent-style-name="Preformatted_20_Text">
      <style:paragraph-properties fo:margin-top="0cm" fo:margin-bottom="0.499cm"/>
    </style:style>
    <style:style style:name="P27" style:family="paragraph" style:parent-style-name="Preformatted_20_Text">
      <style:paragraph-properties fo:margin-top="0cm" fo:margin-bottom="0cm" style:snap-to-layout-grid="false"/>
      <style:text-properties style:font-name="Arial" fo:font-size="11pt" style:font-size-asian="11pt" style:font-name-complex="Tahoma" style:font-size-complex="11pt"/>
    </style:style>
    <style:style style:name="P28" style:family="paragraph" style:parent-style-name="Preformatted_20_Text">
      <style:paragraph-properties fo:margin-top="0cm" fo:margin-bottom="0cm"/>
      <style:text-properties style:font-name="Arial" fo:font-size="11pt" style:font-size-asian="11pt" style:font-size-complex="11pt"/>
    </style:style>
    <style:style style:name="P29" style:family="paragraph" style:parent-style-name="Preformatted_20_Text">
      <style:paragraph-properties fo:margin-top="0cm" fo:margin-bottom="0cm" style:snap-to-layout-grid="false"/>
      <style:text-properties style:font-name="Arial" fo:font-size="11pt" style:font-size-asian="11pt" style:font-size-complex="11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ahoma"/>
    </style:style>
    <style:style style:name="T3" style:family="text">
      <style:text-properties style:font-name="Tahoma" fo:font-size="10pt" style:font-size-asian="10pt" style:font-name-complex="Tahoma" style:font-size-complex="10pt"/>
    </style:style>
    <style:style style:name="T4" style:family="text">
      <style:text-properties style:font-name="Tahoma" fo:font-size="12pt" style:font-size-asian="12pt" style:font-name-complex="Tahoma" style:font-size-complex="12pt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name-complex="Tahoma" style:font-size-complex="10pt"/>
    </style:style>
    <style:style style:name="T7" style:family="text">
      <style:text-properties style:font-size-asian="10pt"/>
    </style:style>
    <style:style style:name="T8" style:family="text">
      <style:text-properties style:font-name-complex="Tahoma"/>
    </style:style>
    <style:style style:name="T9" style:family="text">
      <style:text-properties style:font-size-complex="10pt"/>
    </style:style>
    <style:style style:name="T10" style:family="text">
      <style:text-properties style:font-name="Arial"/>
    </style:style>
    <style:style style:name="T11" style:family="text">
      <style:text-properties style:font-name="Arial" style:text-underline-style="none" fo:font-weight="normal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nual de Proyecto</text:p>
      <text:list xml:id="list616350343" text:style-name="L1">
        <text:list-item>
          <text:p text:style-name="P21"><text:span text:style-name="Strong_20_Emphasis"><text:span text:style-name="T12">Integrantes (*)</text:span></text:span><text:span text:style-name="T12"> </text:span></text:p>
        </text:list-item>
        <text:list-item>
          <text:p text:style-name="P21"><text:span text:style-name="Strong_20_Emphasis"><text:span text:style-name="T12">Enunciado</text:span></text:span><text:span text:style-name="T12"> </text:span></text:p>
        </text:list-item>
        <text:list-item>
          <text:p text:style-name="P21"><text:span text:style-name="Strong_20_Emphasis"><text:span text:style-name="T12">División de tareas (*)</text:span></text:span><text:span text:style-name="T12"> </text:span></text:p>
        </text:list-item>
        <text:list-item>
          <text:p text:style-name="P21"><text:span text:style-name="Strong_20_Emphasis"><text:span text:style-name="T12">Evolución del proyecto</text:span></text:span><text:span text:style-name="T12"><text:line-break/>Cronograma propuesto y cronograma real </text:span></text:p>
        </text:list-item>
        <text:list-item>
          <text:p text:style-name="P21"><text:span text:style-name="Strong_20_Emphasis"><text:span text:style-name="T12">Inconvenientes encontrados (*)</text:span></text:span><text:span text:style-name="T12"><text:line-break/>Problemas principales encontrados </text:span></text:p>
        </text:list-item>
        <text:list-item>
          <text:p text:style-name="P21"><text:span text:style-name="Strong_20_Emphasis"><text:span text:style-name="T12">Análisis de puntos pendientes</text:span></text:span><text:span text:style-name="T12"><text:line-break/>Cosas que faltan o deberían mejorar, cómo y por qué </text:span></text:p>
        </text:list-item>
        <text:list-item>
          <text:p text:style-name="P21"><text:span text:style-name="Strong_20_Emphasis"><text:span text:style-name="T12">Herramientas (*)</text:span></text:span><text:span text:style-name="T12"><text:line-break/>Herramientas auxiliares que utilizaron para hacer el proyecto, como editor de interfaz gráfica, control de versiones, herramienta para generar documentación, herramientas para debug, etcétera. </text:span></text:p>
        </text:list-item>
        <text:list-item>
          <text:p text:style-name="P19"><text:span text:style-name="Strong_20_Emphasis"><text:span text:style-name="T12">Conclusiones</text:span></text:span><text:span text:style-name="T12"> 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Integrantes (1)</text:p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Apellido y nombre</text:p>
          </table:table-cell>
          <table:table-cell table:style-name="Tabla2.B1" office:value-type="string">
            <text:p text:style-name="P23">Padrón</text:p>
          </table:table-cell>
        </table:table-row>
        <table:table-row>
          <table:table-cell table:style-name="Tabla2.A2" office:value-type="string">
            <text:p text:style-name="P23">Lopez Skuba, Raúl</text:p>
          </table:table-cell>
          <table:table-cell table:style-name="Tabla2.B2" office:value-type="float" office:value="88430">
            <text:p text:style-name="P23">88430</text:p>
          </table:table-cell>
        </table:table-row>
        <table:table-row>
          <table:table-cell table:style-name="Tabla2.A2" office:value-type="string">
            <text:p text:style-name="P23">Magnaghi, Pablo</text:p>
          </table:table-cell>
          <table:table-cell table:style-name="Tabla2.B2" office:value-type="float" office:value="88126">
            <text:p text:style-name="P23">88126</text:p>
          </table:table-cell>
        </table:table-row>
      </table:table>
      <text:p text:style-name="P15"/>
      <text:p text:style-name="P15">Enunciado (2)</text:p>
      <text:p text:style-name="P15"/>
      <text:p text:style-name="P15">Division de tareas (3)</text:p>
      <text:p text:style-name="P15"><text:tab/>Raúl: </text:p>
      <text:p text:style-name="P15"><text:tab/><text:tab/>Servidor, mensajes, protocolo, interfaz gráfica, </text:p>
      <text:p text:style-name="P15"/>
      <text:p text:style-name="P15"><text:tab/>Pablo:</text:p>
      <text:p text:style-name="P15"><text:tab/><text:tab/>Manejo de XML, persistencia, generación de archivos PostScrip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volucion del proyecto (4)</text:p>
      <text:p text:style-name="P15"/>
      <text:p text:style-name="P15">Cronograma </text:p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3"/>
          </table:table-cell>
          <table:table-cell table:style-name="Tabla4.A1" table:number-columns-spanned="2" office:value-type="string">
            <text:p text:style-name="P23">Raúl</text:p>
          </table:table-cell>
          <table:covered-table-cell/>
          <table:table-cell table:style-name="Tabla4.D1" office:value-type="string">
            <text:p text:style-name="P23">Pablo</text:p>
          </table:table-cell>
        </table:table-row>
        <table:table-row>
          <table:table-cell table:style-name="Tabla4.A2" office:value-type="string">
            <text:p text:style-name="P23">Semana 1 - <text:s/></text:p>
            <text:p text:style-name="P23">05/10 a 12/10</text:p>
          </table:table-cell>
          <table:table-cell table:style-name="Tabla4.B2" table:number-columns-spanned="3" office:value-type="string">
            <text:p text:style-name="P18">Investigación de conceptos (XML, GTK, SOAP, POSTSCRIPT). </text:p>
            <text:p text:style-name="P17">Organización grupal – Uso de SVN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3">Semana 2 - </text:p>
            <text:p text:style-name="P23">12/10 a 19/10</text:p>
          </table:table-cell>
          <table:table-cell table:style-name="Tabla4.B2" table:number-columns-spanned="3" office:value-type="string">
            <text:p text:style-name="P18">Diseño del modelo, presentacion del diagrama de clases básico y de los objetos gráficos a soportar en la gui.</text:p>
            <text:p text:style-name="P17">Definición del parser de XML a utilizar</text:p>
            <text:p text:style-name="P17">Determinación de que el lenguaje postscript realizará las operaciones matemática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3">Semana 3 - </text:p>
            <text:p text:style-name="P23">19/10 a 26/10</text:p>
          </table:table-cell>
          <table:table-cell table:style-name="Tabla4.A2" table:number-columns-spanned="2" office:value-type="string">
            <text:p text:style-name="P18">Empiezo con la GUI. </text:p>
            <text:p text:style-name="P18">Completo la clase ObjetoGrafico</text:p>
            <text:p text:style-name="P18">Implemento DrawingArea en ventanaPrincipal</text:p>
          </table:table-cell>
          <table:covered-table-cell/>
          <table:table-cell table:style-name="Tabla4.B2" office:value-type="string">
            <text:p text:style-name="P18">Implementacion de la persistencia</text:p>
            <text:p text:style-name="P18">en objetos graficos.</text:p>
            <text:p text:style-name="P18">Familiarizarse con el funcionamiento</text:p>
            <text:p text:style-name="P18">de postscript</text:p>
          </table:table-cell>
        </table:table-row>
        <table:table-row>
          <table:table-cell table:style-name="Tabla4.A2" office:value-type="string">
            <text:p text:style-name="P23">Semana 4 - </text:p>
            <text:p text:style-name="P23">026/10 a 2/11 </text:p>
          </table:table-cell>
          <table:table-cell table:style-name="Tabla4.A2" table:number-columns-spanned="2" office:value-type="string">
            <text:p text:style-name="P18">Completando GUI.</text:p>
            <text:p text:style-name="P18">Implementacion de comportamiento variable.</text:p>
            <text:p text:style-name="P18">Agregado de clases Fecha, DocTemplate y Template </text:p>
            <text:p text:style-name="P18"/>
          </table:table-cell>
          <table:covered-table-cell/>
          <table:table-cell table:style-name="Tabla4.B2" office:value-type="string">
            <text:p text:style-name="P18">Implementacion patron visitor para dibujar los objetos graficos en postscript</text:p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B2" table:number-columns-spanned="3" office:value-type="string">
            <text:p text:style-name="P18">Queda determinado el modelo utilizando el patron visitor</text:p>
            <text:p text:style-name="P18">Se empiezan a crear los diagramas de clases definitiv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3">Semana 5 - </text:p>
            <text:p text:style-name="P23">02/11 a 09/11</text:p>
          </table:table-cell>
          <table:table-cell table:style-name="Tabla4.A2" table:number-columns-spanned="2" office:value-type="string">
            <text:p text:style-name="P27">Actualizacion de clases y funcionamiento de la GUI. Ya se pueden insertar objetos.</text:p>
            <text:p text:style-name="P18"/>
          </table:table-cell>
          <table:covered-table-cell/>
          <table:table-cell table:style-name="Tabla4.B2" office:value-type="string">
            <text:p text:style-name="P18">Se comienza a generar codigo postscript.</text:p>
            <text:p text:style-name="P18">Se agrega la clase calculo</text:p>
          </table:table-cell>
        </table:table-row>
        <table:table-row>
          <table:table-cell table:style-name="Tabla4.A2" office:value-type="string">
            <text:p text:style-name="P23">Semana 6 -</text:p>
            <text:p text:style-name="P23">09/11 a 16/11</text:p>
          </table:table-cell>
          <table:table-cell table:style-name="Tabla4.A2" table:number-columns-spanned="2" office:value-type="string">
            <text:p text:style-name="P18">Avances en la GUI. </text:p>
            <text:p text:style-name="P18">Arreglo perdidas en clases del modelo y Xml. </text:p>
            <text:p text:style-name="P16"><text:span text:style-name="T8">Adapto coordenadas de la GUI al postscript.</text:span></text:p>
            <text:p text:style-name="P18">Completo Protocolo HTTP1.0</text:p>
          </table:table-cell>
          <table:covered-table-cell/>
          <table:table-cell table:style-name="Tabla4.B2" office:value-type="string">
            <text:p text:style-name="P18">Terminada la persistencia para los nuevos objetos .</text:p>
            <text:p text:style-name="P18">Se termina el visitor para mostrar los objetos graficos en postscript excepto el objeto lista.</text:p>
            <text:p text:style-name="P18">Terminacion de clase postscript</text:p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B2" table:number-columns-spanned="3" office:value-type="string">
            <text:p text:style-name="P18">PRE-ENTREGA 16/11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3">Semana 7 - </text:p>
            <text:p text:style-name="P23">16/11 a 23/11</text:p>
          </table:table-cell>
          <table:table-cell table:style-name="Tabla4.A2" table:number-columns-spanned="2" office:value-type="string">
            <text:p text:style-name="P18">Manual de la interfaz gráfica. </text:p>
            <text:p text:style-name="P27">Casi terminada la GUI.</text:p>
            <text:p text:style-name="P29"><text:span text:style-name="T8">Lista el abrir, new y guardadar de plantillas.</text:span></text:p>
            <text:p text:style-name="P28">Arreglar colores modelo-GUI.Y test postscript</text:p>
            <text:p text:style-name="P28"><text:span text:style-name="T8">Empieza la creacion del servidor</text:span></text:p>
          </table:table-cell>
          <table:covered-table-cell/>
          <table:table-cell table:style-name="Tabla4.B2" office:value-type="string">
            <text:p text:style-name="P18">visitor de objeto lista </text:p>
            <text:p text:style-name="P18">creacion de clase generadorPostScript</text:p>
            <text:p text:style-name="P18">arreglos de memoria</text:p>
            <text:p text:style-name="P18">terminar clases del modelo</text:p>
            <text:p text:style-name="P18">diagramas de clase</text:p>
          </table:table-cell>
        </table:table-row>
        <table:table-row>
          <table:table-cell table:style-name="Tabla4.A2" office:value-type="string">
            <text:p text:style-name="P23">Semana 8 - </text:p>
            <text:p text:style-name="P23">23/11 a 30/11</text:p>
          </table:table-cell>
          <table:table-cell table:style-name="Tabla4.B2" table:number-columns-spanned="3" office:value-type="string">
            <text:p text:style-name="P18">Realización de correcciones en función de la pre-entreg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18">Implementacion de servidor SOAP-HTTP</text:p>
            <text:p text:style-name="P18">Terminacion de la gui</text:p>
            <text:p text:style-name="P18">ListaGui avanzado y carga de Calculo</text:p>
            <text:p text:style-name="P18">Correcciones en la gui de acuerdo a la pre-entrega </text:p>
          </table:table-cell>
          <table:table-cell table:style-name="Tabla4.B2" table:number-columns-spanned="2" office:value-type="string">
            <text:p text:style-name="P16">arreglo del calculo en notacion polaca inversa </text:p>
            <text:p text:style-name="P16">generacion del main principal</text:p>
            <text:p text:style-name="P16">correcciones en clases visitorPostScript y PostScript de acuerdo a la pre-entrega</text:p>
            <text:p text:style-name="P16">terminacion de objeto lista y persistencia</text:p>
          </table:table-cell>
          <table:covered-table-cell/>
        </table:table-row>
        <table:table-row>
          <table:table-cell table:style-name="Tabla4.A2" office:value-type="string">
            <text:p text:style-name="P23"/>
          </table:table-cell>
          <table:table-cell table:style-name="Tabla4.B2" table:number-columns-spanned="3" office:value-type="string">
            <text:p text:style-name="P18">ENTREGA FINAL</text:p>
          </table:table-cell>
          <table:covered-table-cell/>
          <table:covered-table-cell/>
        </table:table-row>
      </table:table>
      <text:p text:style-name="P15"/>
      <text:p text:style-name="P15"/>
      <text:p text:style-name="P15"><text:soft-page-break/>Inconvenientes encontrados (5)</text:p>
      <text:p text:style-name="P15"/>
      <text:p text:style-name="P15">Analisis de puntos pendientes (6)</text:p>
      <text:p text:style-name="P15"/>
      <text:p text:style-name="P15">Herramientas (7)</text:p>
      <text:p text:style-name="P15"/>
      <text:p text:style-name="P15">Entorno de desarrollo: IDE ECLIPSE</text:p>
      <text:p text:style-name="P15"/>
      <text:p text:style-name="P20"><text:span text:style-name="T13">Sistema de control de versiones (svn): </text:span><text:a xlink:type="simple" xlink:href="https://svn.assembla.com/svn/mistral2010/"><text:span text:style-name="T12">https://svn.assembla.com/svn/mistral2010/</text:span></text:a></text:p>
      <text:p text:style-name="P15"/>
      <text:p text:style-name="P15">Para la creacion de diagramas: Dia v0.97.1</text:p>
      <text:p text:style-name="P15"/>
      <text:p text:style-name="P15">Para diseñar la interfaz gráfica: Glade</text:p>
      <text:p text:style-name="P15"/>
      <text:p text:style-name="P15">Conclusiones (8)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0-11-29T02:09:57</meta:creation-date>
    <dc:date>2010-11-29T18:05:32</dc:date>
    <dc:creator>Pablo </dc:creator>
    <meta:editing-duration>PT03H03M05S</meta:editing-duration>
    <meta:editing-cycles>7</meta:editing-cycles>
    <meta:generator>OpenOffice.org/3.2$Unix OpenOffice.org_project/320m12$Build-9483</meta:generator>
    <meta:document-statistic meta:table-count="2" meta:image-count="0" meta:object-count="0" meta:page-count="4" meta:paragraph-count="99" meta:word-count="494" meta:character-count="3283"/>
  </office:meta>
</office:document-meta>
</file>